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1" style:family="table-cell" style:parent-style-name="Default" style:data-style-name="N30">
      <style:table-cell-properties style:vertical-align="automatic" fo:wrap-option="wrap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19"/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6.693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page" style:column-width="3.06916666666667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5.90020833333333cm"/>
    </style:style>
    <style:style style:name="co10" style:family="table-column">
      <style:table-column-properties fo:break-before="auto" style:column-width="3.78354166666667cm"/>
    </style:style>
    <style:style style:name="co11" style:family="table-column">
      <style:table-column-properties fo:break-before="auto" style:column-width="2.83104166666667cm"/>
    </style:style>
    <style:style style:name="ro1" style:family="table-row">
      <style:table-row-properties style:row-height="50.25pt" style:use-optimal-row-height="false" fo:break-before="auto"/>
    </style:style>
    <style:style style:name="ro2" style:family="table-row">
      <style:table-row-properties style:row-height="73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55.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30pt" style:use-optimal-row-height="true" fo:break-before="page"/>
    </style:style>
    <style:style style:name="ro9" style:family="table-row">
      <style:table-row-properties style:row-height="60pt" style:use-optimal-row-height="true" fo:break-before="auto"/>
    </style:style>
    <style:style style:name="ro10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1" table:default-cell-style-name="ce1"/>
        <table:table-row table:style-name="ro1">
          <table:table-cell office:value-type="date" office:date-value="2022-03-24T00:00:00" table:style-name="ce14">
            <text:p>24.03.2022</text:p>
          </table:table-cell>
          <table:table-cell office:value-type="string" table:number-columns-spanned="4" table:number-rows-spanned="1" table:style-name="ce12">
            <text:p>aktuelle Situation</text:p>
          </table:table-cell>
          <table:covered-table-cell table:number-columns-repeated="3"/>
          <table:table-cell table:number-columns-repeated="2" table:style-name="ce2"/>
          <table:table-cell table:number-columns-repeated="2" table:style-name="ce1"/>
          <table:table-cell office:value-type="string" table:number-columns-spanned="4" table:number-rows-spanned="1" table:style-name="ce13">
            <text:p>verbesserte Situation</text:p>
          </table:table-cell>
          <table:covered-table-cell table:number-columns-repeated="3"/>
          <table:table-cell table:number-columns-repeated="16371"/>
        </table:table-row>
        <table:table-row table:style-name="ro2">
          <table:table-cell office:value-type="string" table:style-name="ce3">
            <text:p>Gefährdungen</text:p>
            <text:p>Wo kann was falsch laufen?</text:p>
          </table:table-cell>
          <table:table-cell office:value-type="string" table:style-name="ce3">
            <text:p>Eintrittswahrscheinlichkeit</text:p>
            <text:p>von 1 selten bis 10 immer</text:p>
          </table:table-cell>
          <table:table-cell office:value-type="string" table:style-name="ce3">
            <text:p>Schadenshöhe</text:p>
            <text:p>Von 1 gering <text:s/>bis 10 hoch</text:p>
          </table:table-cell>
          <table:table-cell office:value-type="string" table:style-name="ce3">
            <text:p>Entdeckungs-</text:p>
            <text:p>wahrscheinlichkeit</text:p>
            <text:p><text:s/>von 0 gar nicht bis 10 sofort</text:p>
          </table:table-cell>
          <table:table-cell office:value-type="string" table:style-name="ce4">
            <text:p>Risikoziffer</text:p>
          </table:table-cell>
          <table:table-cell office:value-type="string" table:style-name="ce4">
            <text:p>empfohlene Maßnahmen</text:p>
          </table:table-cell>
          <table:table-cell office:value-type="string" table:style-name="ce3">
            <text:p>Umsetzung</text:p>
            <text:p>bis</text:p>
          </table:table-cell>
          <table:table-cell office:value-type="string" table:style-name="ce3">
            <text:p>Verantwortliche</text:p>
            <text:p>Person</text:p>
          </table:table-cell>
          <table:table-cell office:value-type="string" table:style-name="ce3">
            <text:p>Überprüfung</text:p>
          </table:table-cell>
          <table:table-cell office:value-type="string" table:style-name="ce3">
            <text:p>Eintrittswahrscheinlichkeit</text:p>
          </table:table-cell>
          <table:table-cell office:value-type="string" table:style-name="ce3">
            <text:p>Schadenshöhe</text:p>
          </table:table-cell>
          <table:table-cell office:value-type="string" table:style-name="ce3">
            <text:p>Entdeckungs-</text:p>
            <text:p>wahrscheinlichkeit</text:p>
          </table:table-cell>
          <table:table-cell office:value-type="string" table:style-name="ce3">
            <text:p>Risikoziffer</text:p>
          </table:table-cell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Diebstahl während der Fahrt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im Fahrer-Handbuch enthalten</text:p>
          </table:table-cell>
          <table:table-cell table:style-name="ce4"/>
          <table:table-cell table:number-columns-repeated="2" table:style-name="ce1"/>
          <table:table-cell table:number-columns-repeated="4" table:style-name="ce5"/>
          <table:table-cell table:number-columns-repeated="16371"/>
        </table:table-row>
        <table:table-row table:style-name="ro4">
          <table:table-cell office:value-type="string" table:style-name="ce8">
            <text:p>defekt am Kühler bei<text:s/></text:p>
            <text:p>Transport eines</text:p>
            <text:p><text:s/>Leercontainers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im Fahrer-Handbuch enthalten</text:p>
          </table:table-cell>
          <table:table-cell table:style-name="ce4"/>
          <table:table-cell table:number-columns-repeated="2" table:style-name="ce1"/>
          <table:table-cell table:number-columns-repeated="4" table:style-name="ce5"/>
          <table:table-cell table:number-columns-repeated="16371"/>
        </table:table-row>
        <table:table-row table:style-name="ro5">
          <table:table-cell office:value-type="string" table:style-name="ce8">
            <text:p>Import Container<text:s/></text:p>
            <text:p>Siegel fehlt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FO Checkliste Fahrtantritt eingeführt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1.1111111111111112" table:style-name="ce6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8">
            <text:p>Ausfall des LKW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Werkstatt einschalten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Abfertigung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6">
            <text:p>1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Diebstahl während Lenkzeit-</text:p>
            <text:p>unterbrechung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0" table:style-name="ce6">
            <text:p>20</text:p>
          </table:table-cell>
          <table:table-cell office:value-type="string" table:style-name="ce10">
            <text:p>Fahrerhandbuch Seite 6</text:p>
            <text:p>es gilt der Ablauf <text:s/>VA017 Schritt 7 Unfall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71"/>
        </table:table-row>
        <table:table-row table:style-name="ro5">
          <table:table-cell office:value-type="string" table:style-name="ce8">
            <text:p>Abgabe Quittung fehlt auf</text:p>
            <text:p>Interchange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24" table:style-name="ce6">
            <text:p>24</text:p>
          </table:table-cell>
          <table:table-cell office:value-type="string" table:style-name="ce10">
            <text:p>Fahrer anweisen</text:p>
            <text:p>Aufnahme in VA015 Ladungskontrolle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Dokumentation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6">
            <text:p>15</text:p>
          </table:table-cell>
          <table:table-cell table:number-columns-repeated="16371"/>
        </table:table-row>
        <table:table-row table:style-name="ro5">
          <table:table-cell office:value-type="string" table:style-name="ce8">
            <text:p>Kühler funktioniert am</text:p>
            <text:p>Depot nicht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8.5714285714285712" table:style-name="ce6">
            <text:p>9</text:p>
          </table:table-cell>
          <table:table-cell office:value-type="string" table:style-name="ce7">
            <text:p>Checkliste Fahrtantritt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6.6666666666666661" table:style-name="ce6">
            <text:p>7</text:p>
          </table:table-cell>
          <table:table-cell table:number-columns-repeated="16371"/>
        </table:table-row>
        <table:table-row table:style-name="ro4">
          <table:table-cell office:value-type="string" table:style-name="ce3">
            <text:p>Kühlung + 5 Grad /<text:s/></text:p>
            <text:p>bei Außentemperatur<text:s/></text:p>
            <text:p><text:s/>-5 Grad bis 10 Grad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12" table:style-name="ce6">
            <text:p>12</text:p>
          </table:table-cell>
          <table:table-cell office:value-type="string" table:style-name="ce10">
            <text:p>GDP Handbuch VA 017/36</text:p>
            <text:p>Protokol Temperaturkontrolle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6">
            <text:p>6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Kühler funktioniert</text:p>
            <text:p><text:s/>bei Abgabe am<text:s/></text:p>
            <text:p>Terminal nicht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2.5" table:style-name="ce6">
            <text:p>13</text:p>
          </table:table-cell>
          <table:table-cell office:value-type="string" table:style-name="ce10">
            <text:p>Protokoll Temperaturkontrolle einführen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6">
            <text:p>5</text:p>
          </table:table-cell>
          <table:table-cell table:number-columns-repeated="16371"/>
        </table:table-row>
        <table:table-row table:style-name="ro4">
          <table:table-cell office:value-type="string" table:style-name="ce3">
            <text:p>Kühlung <text:s/>+ 15 Grad /<text:s/></text:p>
            <text:p>bei Außentemperatur<text:s/></text:p>
            <text:p><text:s/>10 Grad bis 30 Grad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4" table:style-name="ce6">
            <text:p>24</text:p>
          </table:table-cell>
          <table:table-cell office:value-type="string" table:style-name="ce10">
            <text:p>GDP Handbuch VA 017/36</text:p>
            <text:p>Portokol Temperaturkontrolle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6">
            <text:p>12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Diebstahl während Tages-</text:p>
            <text:p>ruhezeit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40" table:style-name="ce6">
            <text:p>40</text:p>
          </table:table-cell>
          <table:table-cell office:value-type="string" table:style-name="ce10">
            <text:p>Fahrerhandbuch Seite 6</text:p>
            <text:p>es gilt der Ablauf <text:s/>VA017 Schritt 7 Unfall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12.5" table:style-name="ce6">
            <text:p>13</text:p>
          </table:table-cell>
          <table:table-cell table:number-columns-repeated="16371"/>
        </table:table-row>
        <table:table-row table:style-name="ro4">
          <table:table-cell office:value-type="string" table:style-name="ce3">
            <text:p>Kühlung + 5 Grad /<text:s/></text:p>
            <text:p>bei Außentemperatur<text:s/></text:p>
            <text:p><text:s/>10 Grad bis 30 Grad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36" table:style-name="ce6">
            <text:p>36</text:p>
          </table:table-cell>
          <table:table-cell office:value-type="string" table:style-name="ce10">
            <text:p>GDP Handbuch VA 017/36</text:p>
            <text:p>Portokol Temperaturkontrolle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13.333333333333332" table:style-name="ce6">
            <text:p>13</text:p>
          </table:table-cell>
          <table:table-cell table:number-columns-repeated="16371"/>
        </table:table-row>
        <table:table-row table:style-name="ro6">
          <table:table-cell office:value-type="string" table:style-name="ce3">
            <text:p>Kühlung + 15 Grad /<text:s/></text:p>
            <text:p>bei Außentemperatur<text:s/></text:p>
            <text:p>-5 Grad bis 10 Grad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36" table:style-name="ce6">
            <text:p>36</text:p>
          </table:table-cell>
          <table:table-cell office:value-type="string" table:style-name="ce10">
            <text:p>GDP Handbuch VA 017/36</text:p>
            <text:p>Portokol Temperaturkontrolle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13.333333333333332" table:style-name="ce6">
            <text:p>13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Export Container<text:s/></text:p>
            <text:p>Siegel fehlt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20" table:style-name="ce6">
            <text:p>20</text:p>
          </table:table-cell>
          <table:table-cell office:value-type="string" table:style-name="ce10">
            <text:p>Vorschrift VA015/14 eingeführt</text:p>
            <text:p>LKW Siegel mitführen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7.5" table:style-name="ce6">
            <text:p>8</text:p>
          </table:table-cell>
          <table:table-cell table:number-columns-repeated="16371"/>
        </table:table-row>
        <table:table-row table:style-name="ro8">
          <table:table-cell office:value-type="string" table:style-name="ce8">
            <text:p>Temperaturangaben des</text:p>
            <text:p>Auftraggebers fehlen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125" table:style-name="ce6">
            <text:p>125</text:p>
          </table:table-cell>
          <table:table-cell office:value-type="string" table:style-name="ce7">
            <text:p>Checkliste Abfertigung eingeführt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Abfertigung</text:p>
          </table:table-cell>
          <table:table-cell office:value-type="string" table:style-name="ce1">
            <text:p>Abfertigung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33.333333333333336" table:style-name="ce6">
            <text:p>33</text:p>
          </table:table-cell>
          <table:table-cell table:number-columns-repeated="16371"/>
        </table:table-row>
        <table:table-row table:style-name="ro9">
          <table:table-cell office:value-type="string" table:style-name="ce8">
            <text:p>falsche Kühlereinstellung bei Übernahme<text:s/></text:p>
            <text:p>eines Leercontainers<text:s/></text:p>
            <text:p>am Leerdepot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34.285714285714285" table:style-name="ce6">
            <text:p>34</text:p>
          </table:table-cell>
          <table:table-cell office:value-type="string" table:style-name="ce7">
            <text:p>Checkliste Fahrtantritt eingeführt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16.666666666666668" table:style-name="ce6">
            <text:p>17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Ausfall des Gen-Sets am</text:p>
            <text:p>Kühlcontainer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40" table:style-name="ce6">
            <text:p>40</text:p>
          </table:table-cell>
          <table:table-cell office:value-type="string" table:style-name="ce10">
            <text:p>Protokoll Temperaturkontrolle einführen</text:p>
            <text:p>Checkliste defekte Kühlung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17.5" table:style-name="ce6">
            <text:p>18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Ausfall des Stromerzeugers</text:p>
            <text:p>am LKW oder Chassis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60" table:style-name="ce6">
            <text:p>60</text:p>
          </table:table-cell>
          <table:table-cell office:value-type="string" table:style-name="ce10">
            <text:p>Protokoll Temperaturkontrolle einführen</text:p>
            <text:p>Checkliste defekt Kühlung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21" table:style-name="ce6">
            <text:p>21</text:p>
          </table:table-cell>
          <table:table-cell table:number-columns-repeated="16371"/>
        </table:table-row>
        <table:table-row table:style-name="ro5">
          <table:table-cell office:value-type="string" table:style-name="ce8">
            <text:p>Ausfall Kühlung auf kurzer Strecke von ca. 200 km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10">
            <text:p>stündliche Kontrolle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2.5" table:style-name="ce6">
            <text:p>13</text:p>
          </table:table-cell>
          <table:table-cell table:number-columns-repeated="16371"/>
        </table:table-row>
        <table:table-row table:style-name="ro5">
          <table:table-cell office:value-type="string" table:style-name="ce8">
            <text:p>Ausfall Kühlung auf Langstrecke</text:p>
            <text:p>ab 200 km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75" table:style-name="ce6">
            <text:p>75</text:p>
          </table:table-cell>
          <table:table-cell office:value-type="string" table:style-name="ce10">
            <text:p>Kontrolle nach 4,5 h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8.75" table:style-name="ce6">
            <text:p>19</text:p>
          </table:table-cell>
          <table:table-cell table:number-columns-repeated="16371"/>
        </table:table-row>
        <table:table-row table:style-name="ro5">
          <table:table-cell office:value-type="string" table:style-name="ce8">
            <text:p>sind die Betriebsräume aus-</text:p>
            <text:p>reichend gesichert?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10">
            <text:p>keine Maßnahme, da keine Betriebs-</text:p>
            <text:p>räume vorhanden sind.</text:p>
          </table:table-cell>
          <table:table-cell table:style-name="ce4"/>
          <table:table-cell table:number-columns-repeated="2" table:style-name="ce1"/>
          <table:table-cell table:number-columns-repeated="3" table:style-name="ce5"/>
          <table:table-cell table:style-name="ce6"/>
          <table:table-cell table:number-columns-repeated="16371"/>
        </table:table-row>
        <table:table-row table:style-name="ro9">
          <table:table-cell office:value-type="string" table:style-name="ce8">
            <text:p>Verlust der Identität des Arznei-</text:p>
            <text:p>mittel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10">
            <text:p>Keine Maßnahme, da nur verschlossen</text:p>
            <text:p>Container transportiert werden und somit kein Zugang zum Arzneimittel<text:s/></text:p>
            <text:p>möglich ist.</text:p>
          </table:table-cell>
          <table:table-cell table:style-name="ce4"/>
          <table:table-cell table:number-columns-repeated="2" table:style-name="ce1"/>
          <table:table-cell table:number-columns-repeated="3" table:style-name="ce5"/>
          <table:table-cell table:style-name="ce6"/>
          <table:table-cell table:number-columns-repeated="16371"/>
        </table:table-row>
        <table:table-row table:style-name="ro10">
          <table:table-cell office:value-type="string" table:style-name="ce8">
            <text:p>Äußere Bedingungen dürfen die</text:p>
            <text:p>Arzneien nicht verändern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16.666666666666668" table:style-name="ce6">
            <text:p>17</text:p>
          </table:table-cell>
          <table:table-cell office:value-type="string" table:style-name="ce8">
            <text:p>bei verschlossenen Containern liegt</text:p>
            <text:p>das Risiko ausschließlich beim Ausfall</text:p>
            <text:p>der Kühltechnik.</text:p>
            <text:p>Die Kühltechnik wird durch die Tempe-</text:p>
            <text:p>raturkontrolle kontrolliert.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11.111111111111111" table:style-name="ce6">
            <text:p>11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Risikobewertung der Transport</text:p>
            <text:p>wege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0" table:style-name="ce6">
            <text:p>30</text:p>
          </table:table-cell>
          <table:table-cell office:value-type="string" table:style-name="ce8">
            <text:p>eine Temperaturkontrolle während</text:p>
            <text:p>des Transportes wird ohne Ausnahme</text:p>
            <text:p>durchgeführt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8.75" table:style-name="ce6">
            <text:p>19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Abschalten der Kühlanlage durch</text:p>
            <text:p>Unbefugte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50" table:style-name="ce6">
            <text:p>50</text:p>
          </table:table-cell>
          <table:table-cell office:value-type="string" table:style-name="ce8">
            <text:p>Tagesruhezeiten vermeiden sonst</text:p>
            <text:p>Temperaturkontrollen nach sechs</text:p>
            <text:p>Stunden vorgeschrieben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13.333333333333332" table:style-name="ce6">
            <text:p>13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Transportvergabe an Sub</text:p>
            <text:p>unternehmer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250" table:style-name="ce6">
            <text:p>250</text:p>
          </table:table-cell>
          <table:table-cell office:value-type="string" table:style-name="ce8">
            <text:p>für GDP Transporte werden keine Sub-Unternehmen</text:p>
            <text:p>eingesetzt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GDP Beauftragter</text:p>
          </table:table-cell>
          <table:table-cell office:value-type="string" table:style-name="ce1">
            <text:p>Geschäftsführung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60" table:style-name="ce6">
            <text:p>60</text:p>
          </table:table-cell>
          <table:table-cell table:number-columns-repeated="16371"/>
        </table:table-row>
        <table:table-row table:style-name="ro5">
          <table:table-cell office:value-type="string" table:style-name="ce8">
            <text:p>Aufbruch des Containers während der Lagerung im Depot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20" table:style-name="ce6">
            <text:p>20</text:p>
          </table:table-cell>
          <table:table-cell office:value-type="string" table:style-name="ce8">
            <text:p>es werden ortbare Bügelschlösser angebracht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GDP Beauftragter</text:p>
          </table:table-cell>
          <table:table-cell office:value-type="string" table:style-name="ce1">
            <text:p>Geschäftsführung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6">
            <text:p>4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Diebstahl / Abtransport des Containers während der Lagerung am Depot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75" table:style-name="ce6">
            <text:p>75</text:p>
          </table:table-cell>
          <table:table-cell office:value-type="string" table:style-name="ce8">
            <text:p>Es werden King Pins angebracht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2.5" table:style-name="ce6">
            <text:p>3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Diebstahl / Abtransport des Containers während der Lagerung am Depot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75" table:style-name="ce6">
            <text:p>75</text:p>
          </table:table-cell>
          <table:table-cell office:value-type="string" table:style-name="ce8">
            <text:p>ortbares Bügelschloss und 24/7 Überwachung durch Eurowatch</text:p>
          </table:table-cell>
          <table:table-cell office:value-type="string" table:style-name="ce4">
            <text:p>sofort</text:p>
          </table:table-cell>
          <table:table-cell office:value-type="string" table:style-name="ce1">
            <text:p>Fahrer</text:p>
          </table:table-cell>
          <table:table-cell office:value-type="string" table:style-name="ce1">
            <text:p>Abfertigung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2.5" table:style-name="ce6">
            <text:p>3</text:p>
          </table:table-cell>
          <table:table-cell table:number-columns-repeated="1637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Risikoziffernbewertung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11">
            <text:p>0-5</text:p>
            <text:p>keine besonderen Massnahmen erforderlich</text:p>
          </table:table-cell>
          <table:table-cell table:number-columns-repeated="16383"/>
        </table:table-row>
        <table:table-row table:style-name="ro4">
          <table:table-cell office:value-type="string" table:style-name="ce11">
            <text:p>6-900</text:p>
            <text:p>besondere Massnahmen beschreiben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über 900</text:p>
            <text:p>Transportdurchführung ablehnen</text:p>
          </table:table-cell>
          <table:table-cell table:number-columns-repeated="16383"/>
        </table:table-row>
        <table:table-row table:number-rows-repeated="1048537" table:style-name="ro3">
          <table:table-cell table:number-columns-repeated="16384"/>
        </table:table-row>
      </table:table>
      <table:database-ranges>
        <table:database-range table:target-range-address="Tabelle1.A5:Tabelle1.F22" table:contains-header="false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6%" style:table-centering="none" style:print="grid 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style:region-left>
          <text:p>GDP</text:p>
          <text:p>Risikoanalyse</text:p>
          <text:p/>
        </style:region-left>
        <style:region-right>
          <text:p>Rev.: 1</text:p>
          <text:p>Datum: 18.01.2016</text:p>
        </style:region-right>
      </style:header>
      <style:header-left style:display="false"/>
      <style:footer>
        <style:region-left>
          <text:p><text:file-name text:display="full">???</text:file-name></text:p>
          <text:p>erstellt</text:p>
          <text:p>Stefan Hattendorf</text:p>
        </style:region-left>
        <style:region-center>
          <text:p>geprüft</text:p>
          <text:p>Sascha Pfannenschmidt</text:p>
        </style:region-center>
        <style:region-right>
          <text:p/>
          <text:p><text:page-number>1</text:page-number><text:s/>/<text:s/><text:page-count>99</text:page-count></text:p>
          <text:p>freigegeben</text:p>
          <text:p>Jan Muhle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 SH. Hattendorf</meta:initial-creator>
    <dc:creator>conference</dc:creator>
    <meta:creation-date>2016-01-14T10:48:15Z</meta:creation-date>
    <dc:date>2022-03-24T09:16:45Z</dc:date>
    <meta:print-date>2016-01-18T14:26:33Z</meta:print-date>
    <meta:editing-duration>PT0S</meta:editing-duration>
  </office:meta>
</office:document-meta>
</file>